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4">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9900ff"/>
    </style:style>
    <style:style style:name="T4" style:family="text">
      <style:text-properties fo:background-color="#00cc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Résumé :</text:p>
      <text:p text:style-name="Standard"/>
      <text:p text:style-name="Standard">Histoire :</text:p>
      <text:p text:style-name="Standard"/>
      <text:p text:style-name="Standard">Trame principale :</text:p>
      <text:p text:style-name="Standard"/>
      <text:p text:style-name="Standard">Dans le royaume de Seloria, une grand ordre règne le pays depuis environ un siècle : le Panthéon. Il est dirigé par l'Archi-Prêtre, l'Archi-Inquisiteur et le Général </text:p>
      <text:p text:style-name="Standard">des Armées Saintes. Cet ordre diffuse une religion polithéiste basée sur les exploits de trois grands Mages, qui selon le Panthéon aurait acquis la divinité, qui </text:p>
      <text:p text:style-name="Standard">avaient les mêmes rôles que les 3 dirigeants actuels (c'est à dire le Grand Mage (Archi-Inquisiteur), le Grand Prêtre (Archi-Prêtre), le Grand Magelame (Général</text:p>
      <text:p text:style-name="Standard">des Armées Saintes). Le Panthéton décrète comme d'état sa religion polythéise dans tout le pays, tout en affichant un message d'ouverture. Ainsi officiellement, </text:p>
      <text:p text:style-name="Standard">les autres religions sont tolérées. En réalité, toutes les religions qui pronnent la mesure, la simplicité, qui condamne la magie ou qui condamne le polythéisme</text:p>
      <text:p text:style-name="Standard">sont persécutées, et ses pratiquants secrètement enlevés pour être convertis de force par les Inquisiteurs dans le grand Monastère du Panthéon. Notamment la religion</text:p>
      <text:p text:style-name="Standard">du Créateur, monothéiste et plaidant que le Panthéon n'est qu'un mensonge destiné à contrôler les masses et n'est qu'un choix politique. Néanmois, la religion du </text:p>
      <text:p text:style-name="Standard">Panthéon possède de nombreux fidèles qui se sont convertis volontairement à l'origine.</text:p>
      <text:p text:style-name="Standard"/>
      <text:p text:style-name="Standard">Dans notre histoire, le grand-père du héro, ayant connu les débuts du Panthéon, a enquêté une grande partie de sa vie les origines de ce dernier.</text:p>
      <text:p text:style-name="Standard">Il réussi à trouver des éléments suspicieux et contradictoires. A partir de ses éléments, il a écrit un livre pour démontrer aux lecteurs que le Panthéon était</text:p>
      <text:p text:style-name="Standard">une invention. A l'époque où ce livre fut publié, les Grands Inquisiteurs n'existaient pas. Sa publication créa un mouvement de foule dans la capitale, qui voulut</text:p>
      <text:p text:style-name="Standard">renverser le Panthéon. L'Archi-Inquisiteur lança alors un sort pour altérer la mémoire de la foule qui oublia le contenu de l'ouvrage. Les livres furent saisis partout</text:p>
      <text:p text:style-name="Standard">dans la capitale par les soldats des Armées Saintes, et détruits. Suite à quoi les Grands-Inquisiteurs furent déployés dans toutes les régions du royaume pour </text:p>
      <text:p text:style-name="Standard">effacer la mémoire d'autres personnes ayant lu le livre, récupérer les copies restantes partout dans le monde, et trouver le Pépé du héros (qui s'appelle Uriel) pour</text:p>
      <text:p text:style-name="Standard">le ramener mort ou vif au Panthéon.</text:p>
      <text:p text:style-name="Standard"/>
      <text:p text:style-name="Standard">Au moment où le héros se réveille, Pépé a disparu. Etant un fidèle du Panthéon, il ignore toute l'histoire de son grand-père. Depuis la naissance, il a la capacité</text:p>
      <text:p text:style-name="Standard">rare de percevoir et de détruire les altérations magiques, même s'il ne maîtrise pas cette facette de son don. C'est à dire qu'il est capable de détecter si une </text:p>
      <text:p text:style-name="Standard">personne est sous l'emprise d'un sort, par exemple si on lui a modifié la mémoire. C'est ainsi qu'il est capable de communiquer avec son chien, </text:p>
      <text:p text:style-name="Standard">qui est en fait une personne transformée. C'est en effet le sort le plus doux que réserve le Panthéon aux pratiquants de la religion du Créateur. </text:p>
      <text:p text:style-name="Standard">C'est ainsi qu'il croisa en recherchant Pépé la jeune M'ri, qui a été transformée en chat, ainsi que toute sa famille. Que ce soit parce que Pépé avait disparu</text:p>
      <text:p text:style-name="Standard">ou pour une autre raison, il réussit à partiellement annuler le sort qui frappe M'ri. C'est ainsi qu'il partir à la recherche de Pépé. Ils finirent par remonter</text:p>
      <text:p text:style-name="Standard">sa piste, grâce aux talents de M'ri jusqu'à une ancienne caverne volcanique. Il le découvrire au fond de la caverne, prêt à être téléporté ou pire exécuté par un </text:p>
      <text:p text:style-name="Standard">Assassin, envoyé par le Grand Inquisiteur de la région. Après avoir tué l'Assassin, ils rentrèrent à la <text:soft-page-break/>maison et Pépé expliqua au héros la vérité. Ils décidèrent de</text:p>
      <text:p text:style-name="Standard">partir tous ensemble vers Rodeville pour leur sécurité. Divisé entre l'histoire de son Pépé et ses propres croyances, le héros devra choisir la façon qu'il jugera</text:p>
      <text:p text:style-name="Standard">la meilleure pour révéler la vérité : par la force ou par l'esprit.</text:p>
      <text:p text:style-name="Standard"/>
      <text:p text:style-name="Standard">Arrivée à Rodeville, ils découvrirent que le Grand Inquisiteur de la région était sur place. Lui parler avec Pépé dans les rangs était tout bonnement du suicide.</text:p>
      <text:p text:style-name="Standard">Ils l'évitèrent soigneusement et partir à la recherche d'une personne participant à la lutte contre le Panthéon. En entrant dans la boutique chez Mémé, ils </text:p>
      <text:p text:style-name="Standard">rencontrèrent la soeur de Pépé, Mémé. Il se trouve que Mémé est une pratiquante de la religion du Créateur qui se cachait, et essayait tout comme son frère </text:p>
      <text:p text:style-name="Standard">de révéler la vérité. Mémé leur indiqua d'aller dans le sous-sol pour rencontrer le chef de la résistance, Lyne, qui recherchait des mercenaires pour obtenir</text:p>
      <text:p text:style-name="Standard">un ouvrage spécial qui recensait tous les artéfacts anciens, le Collectio Reliquiae. Il servirait de preuve contre le Panthéon grâce aux informations sur les reliques</text:p>
      <text:p text:style-name="Standard">magiques des 3 grands Mages qui leur donnèrent des pouvoirs très puissants. Ce livre était perdu depuis des générations, mais Lyne retrouva sa trâce après de nombreuses</text:p>
      <text:p text:style-name="Standard">recherches : il se trouvait dans les ruines Naines au sud de Rodeville. </text:p>
      <text:p text:style-name="Standard"/>
      <text:p text:style-name="Standard">Le groupe se dérigea dans vers les ruines, et trouva un immense trésor gardé par un Dragon. Il se trouvait que le livre qu'ils cherchaient était dans ce trésor. Après</text:p>
      <text:p text:style-name="Standard">l'avoir récupéré ils rentrèrent chez Mémé pour se retrouver nez à nez avec le Grand Inquisiteur. S'en suivit une bataille où Lyne se joigna à eux. A la fin du combat,</text:p>
      <text:p text:style-name="Standard">l'Inquisiteur vaincu et à bout de force expliqua que le Panthéon était également à la recherche du livre. Non pas pour le brûler à cause des informations contre le </text:p>
      <text:p text:style-name="Standard">Panthéon qu'il contenait, mais parce qu'il permettait de trouver une relique, le Parchemin de Vision, qui permettrait au Panthéon de combattre un ennemi nouveau : le Clan des Braises. Il </text:p>
      <text:p text:style-name="Standard">s'agissait d'un clan de vampires.</text:p>
      <text:p text:style-name="Standard"/>
      <text:p text:style-name="Standard">A l'origine, le Maître du Clan, une femme du nom de Eadwynn, était la soeur des 3 Grands Mages. Eadwynn et ses frères étaient les enfants du roi de Seloria de leur époque. </text:p>
      <text:p text:style-name="Standard">Pendant leur vie, les Trois parcouraient le monde à la recherche de nouveaux sorts. Un jour, ils découvrirent l'existence du Baton Archimagnus, permettant de décupler les pouvoirs du porteur. </text:p>
      <text:p text:style-name="Standard">Ils finirent par le trouver, mais au lieu de s'en contenter, étudière son échantement afin de le dupliquer et de le multiplier. Au moment de la fin de leur </text:p>
      <text:p text:style-name="Standard">travaux, ils testèrent les effets de l'enchantement sur Morganne, qui pendant quelques minutes, posséda des pouvoirs colossaux, à la fois merveilleux mais aussi</text:p>
      <text:p text:style-name="Standard">destructeur. Elle prit goût au pouvoir et décida de s'emparer du bâton qui avait été amélioré. Malheureusement elle ne sut pas s'en servir car elle était Commandante dans</text:p>
      <text:p text:style-name="Standard">l'armée du roi et non pas mage. Les 3 frères, les 3 Grands Mages, utilisèrent le fruit de leur travaux pour arrêter leur soeur, qui suite à leur bataille, fut condamnée à être</text:p>
      <text:p text:style-name="Standard">maudite et enchainée en prison jusqu'à la mort. La vérité était que le pouvoir du Baton était corrupteur : et bientôt les Trois subirent le même sort que leur soeur, en devenant avides de </text:p>
      <text:p text:style-name="Standard">pouvoir et de puissance. Ils utilisèrent l'enchantement Archimagus jusqu'à atteindre un niveau de puissance magique telle que leur corps pouvaient à peine le contenir. Pour remédier</text:p>
      <text:p text:style-name="Standard">à cela, ils créérent un sort extrêment puissant leur permettant de faire subsiter leur âme en dehors de leur corps et ceux afin de ne plus être limité par leur soif de pouvoir.</text:p>
      <text:p text:style-name="Standard">Malheuresment pour eux, le sort ne dura pas, et après avoir passé quelques secondes sous formes d'esprits surpuissants, ils disparurent comment s'ils s'étaient donné la mort.</text:p>
      <text:p text:style-name="Standard">Du côté de Morganne, sa malédiction la transforma peu et peu, et elle fut la première Vampire de Braise. Elle forma ensuite le Clan des Vampires de Braises, et prépara un stratégie afin</text:p>
      <text:p text:style-name="Standard">de retrouver les travaux de ses frères, et reprendre le contrôle de Seloria, qu'elle estimait comme lui <text:soft-page-break/>étant du, étant donné qu'elle était la dernière fille du Roi.</text:p>
      <text:p text:style-name="Standard"/>
      <text:p text:style-name="Standard">Le héros choisira de donner le Collectio à l'Inquisiteur, est ainsi rejoindre les rangs d'élites du Panthéon pour lutter contre Eadwynn ou de le garder et ainsi pouvoir prouver que le Panthéon</text:p>
      <text:p text:style-name="Standard">est faux après avoir battu Eadwynn. Dans le cas 1 Valerius rejoinds l'équipe en tant que Mage, dans l'autre cas Lyne rejoinds l'équipe en tant que Chevalier.</text:p>
      <text:p text:style-name="Standard">Dans les deux cas le groupe de héros se dirigera vers le dernier emplacement connu du Parchement de Vision : la ville enneigée de Glacevent.</text:p>
      <text:p text:style-name="Standard"/>
      <text:p text:style-name="P2">Plan : </text:p>
      <text:p text:style-name="Standard"/>
      <text:p text:style-name="Standard">I – pépé se fait enlever, rencontre avec M'ri, essayent de survivre</text:p>
      <text:p text:style-name="Standard">héros se rend compte – en rencontrant plusieurs personnages clé, et en visitant des lieux importants - que sa vie ne sera plus jamais la même, qu'ils sont plongés dans un lutte complexe entre plusieurs factions, et que la recherche de la vérité sur le passé du royaume et le type de future qu'il voit pour lui-même vont être cruciaux pour leur survie à tous.</text:p>
      <text:p text:style-name="Standard"/>
      <text:p text:style-name="Standard">II – quête pour retrouver anciens artefacts qui feront pencher la balance de l'histoire vers une faction ou vers une autre</text:p>
      <text:p text:style-name="Standard">un twist à la fin de cette partie ? (genre en fait pépé et mémé n'étaient pas humains mais des divinités créatrices, ils ont été maudits et rendus mortels par leurs ennemis d'autres divinités qui se sont servis de la soif de pouvoir des humains blablabla)</text:p>
      <text:p text:style-name="Standard"/>
      <text:p text:style-name="Standard">III – vers le combat final</text:p>
      <text:p text:style-name="Standard">(dernières péripéties, et choix, puis préparations vers le combat final avec le dernier boss)</text:p>
      <text:p text:style-name="Standard"/>
      <text:p text:style-name="P2">Liste des personnages principaux :</text:p>
      <text:p text:style-name="Standard"/>
      <text:p text:style-name="Standard">1) héros :</text:p>
      <text:list xml:id="list2211392130664723937" text:style-name="L1">
        <text:list-item>
          <text:p text:style-name="P3"><text:span text:style-name="T1">Jean </text:span>: un jeune homme ayant toujours vécu avec son Pépé qui l'a adopté. Orphelin et d'origine inconnue, Pépé l'a trouvé dans un linceul devant sa porte. Plus tard, il déménagea avec lui à Ruisselleau ou Jean grandira. Panthéonien depuis son enfance, comme tous les enfants nés à Seloria sous la Loi des Trois. Souhaitant d'abord découvrir pourquoi son Pépé fut victime d'assassinat, la découverte de la vérité le troublera. Il choisira de lutter pour la vérité avec Lyne et l'Eclat de la Vérité ou de rejoindre Valerius et l'Elite du Panthéon. En réalité, il <text:span text:style-name="T1">EST le Parchemin de Vision</text:span><text:span text:style-name="T2"> que le Panthéon et l'Eclat de la Vertié vont chercher.</text:span> Tombera amoureux de M'ri, mais la traitrise de cette dernière en faveur de la faction d'Eadwynn le plongera dans le désespoir. Ce sera Mémé, la sœur de Pépé, qui lui permettra de se relever, en lui prodiguant des conseils et des préceptes créationistes. Au final, il choisira de se convertir ou non à la religion du Créateur, ce qui changera l'issue finale contre Eadwynn : </text:p>
          <text:list>
            <text:list-item>
              <text:p text:style-name="P3">en tant que <text:span text:style-name="T3">membre d'élite du Panthéon</text:span> et <text:span text:style-name="T3">panthéonien</text:span>, il fera face à Eadwynn et M'ri (qui sera devenue une Vampire de Braise) lors du combat final (rendant le combat plus difficile, et nécessitant la mort des deux femmes) ;</text:p>
            </text:list-item>
            <text:list-item>
              <text:p text:style-name="P3"><text:s/>en tant que <text:span text:style-name="T4">membre de l'Eclat de la Vérité</text:span> et <text:span text:style-name="T3">panthéonien</text:span> il pourra désenchanter Eadwynn mais sera forcé de tuer M'ri, aveuglée par la haine du Panthéon décuplée par les prêches d'Eadwynn et sa propre histoire ;</text:p>
            </text:list-item>
            <text:list-item>
              <text:p text:style-name="P3">en tant que <text:span text:style-name="T3">membre d'élite du Panthéon</text:span> et <text:span text:style-name="T4">créationiste</text:span>, il fera face à Eadynn qu'il devra tuer mais finira par se réconcilier avec M'ri. Malheureusement, tuer Eadwynn revenant à tuer tous les vampires de son clan, M'ri moura dans ses bras ;</text:p>
            </text:list-item>
            <text:list-item>
              <text:p text:style-name="P3">en tant que <text:span text:style-name="T4">membre de l'Eclat de la Vérité</text:span> et <text:span text:style-name="T4">créationiste</text:span>, il pourra désanchanter Eadwynn et sauver M'ri qui se réconcilira avec lui. Ils se mariront suite à cette fin.</text:p>
            </text:list-item>
          </text:list>
        </text:list-item>
      </text:list>
      <text:p text:style-name="Standard"><text:soft-page-break/></text:p>
      <text:list xml:id="list37751802" text:continue-numbering="true" text:style-name="L1">
        <text:list-item>
          <text:p text:style-name="P3"><text:span text:style-name="T1">M'ri </text:span>: une jeune femme à qui on a jeté un sort mais qui garde quand même le sens de l'humour, et qui a en fait un but mystérieux en plus d'être libérée de son enchantement. Croyante du Créateur, dernière de sa famille à être en vie. Elle aimera Jean qui l'a sauvée. Va finir par rejoindre les rangs de Eadwynn pour éradiquer le Panthéon qui a détruit sa famille.</text:p>
          <text:p text:style-name="P3"/>
        </text:list-item>
        <text:list-item>
          <text:p text:style-name="P3"><text:span text:style-name="T1">Pépé</text:span>: Uriel de son vrai nom, grand-père adoptif de Jean. Expert en lutte et arts martiaux divers, ancien espion panthéonien jusqu'au jour où ses talents lui firent découvrir la vérité sur le Panthéon. Il écrivit un livre sur le sujet, qui causa un soulèvement national, suivi de l'Effacement, la date à partir de laquelle le Panthéon déploya des Inquisiteurs dans chaque région pour traquer toutes personnes détenant le livre d'Uriel, l'ayant lu ou étant contre le polythéisme et détruire les ouvrages restants, mais aussi pour effacer la mémoire de ses personnes et retrouver Uriel. Malheuresement, le sortilège d'amnésie n'étant efficace que si la mémoire est <text:s/>récente, toute personne insensible à ses effets est transformée en animal au mieux et envoyé au Monastère pour être convertie de force dans le pire des cas.</text:p>
          <text:p text:style-name="P3"/>
        </text:list-item>
        <text:list-item>
          <text:p text:style-name="P3"><text:span text:style-name="T1">Mémé </text:span>: Elisiff de son vrai nom, sœur de Pépé. Ancienne Inquisitrice (Mage) au service du Panthéon, convaincue ensuite de la vérité par son frère. Elle continua à exercer son rôle d'Inquisitrice pendant des années, mais au lieu de rechercher et envoyer les hérétiques au Monastère, elle leur apprenait à se cacher ou leur permettait de vivre ailleurs. Finit par se convertir secrètement à la religion du Créateur, étant ainsi la préface de la création du groupe l'Eclat de la Vérité qu'elle formera avec Lyne. Elle fut destituée de son poste par le Conseil des Inquisiteurs pour inefficacité. Elle tient maintenant une boutique d'objets magiques à Rodeville et fait partie secrètement de l'Eclat de la Vérité.</text:p>
          <text:p text:style-name="P3"/>
        </text:list-item>
      </text:list>
      <text:list xml:id="list4973151741285712012" text:style-name="L2">
        <text:list-item>
          <text:p text:style-name="P4"><text:span text:style-name="T1">Lyne </text:span>: Ancienne capitaine militaire des Saintes Armées, panthéonienne d'origine. Sa rencontre avec Elisiff changea sa vie. Elle apprit la vérité sur le Panthéon via le livre de Pépé. Sa logique et son bon sens militaire l'amenèrent à abandonner sa foi pour lutter contre la Loi des Trois. Mémé lui a proposé de rejoindre les croyants du créationisme, mais refusa, probablement par crainte d'être à nouveau déçue. Elle viendra à reconsidérer son choix si la fin <text:span text:style-name="T4">VERT</text:span>-<text:span text:style-name="T4">VERT</text:span> est atteinte.</text:p>
          <text:p text:style-name="P4"/>
        </text:list-item>
        <text:list-item>
          <text:p text:style-name="P4"><text:span text:style-name="T1">Valerius </text:span>: Grand Inquisiteur de la région de Rodeville. Panthéonien très croyant et fervant protecteur de son ordre. Il est né est à été élévé dans une famille d'Inquisiteur de père en fils, recevant ainsi l'éducation à la magie très poussée et difficile, lui conférant une grande puissance magique, mais également beaucoup d'orgueil et de mépris pour les autres. Il hait fermement toute personne qui ne suit pas la Loi des Trois. Si Jean rejoint les rangs de l'élite du Panthéon puis se convertit au créationisme, il tentera de le tuer. Jean pourra choisir de l'achever ou non après quoi, changeant légèrement la fin <text:span text:style-name="T3">VIOLET</text:span>-<text:span text:style-name="T4">VERT </text:span>: dans tout les cas, le groupe devra prendre Marc comme remplaçant. Si Jean ne tue pas Valerius, il interviendra contre toute attente dans le combat final contre Eadwynn et se sacrifira pour sauver Jean. Dans l'autre cas, un des personnages du groupe sera K.O dans le combat à la place de Jean (mais ne moura pas au final).</text:p>
          <text:p text:style-name="P4"/>
        </text:list-item>
      </text:list>
      <text:p text:style-name="Standard"/>
      <text:p text:style-name="Standard"/>
      <text:p text:style-name="Standard">2) antagonistes :</text:p>
      <text:list xml:id="list8628038762769356409" text:style-name="L3">
        <text:list-item>
          <text:p text:style-name="P5">Eadwynn :</text:p>
          <text:p text:style-name="P5"/>
        </text:list-item>
        <text:list-item>
          <text:p text:style-name="P5">L'Archi-Inquisiteur :</text:p>
          <text:p text:style-name="P5"/>
        </text:list-item>
        <text:list-item>
          <text:p text:style-name="P5">L'Archi-Prêtre :</text:p>
          <text:p text:style-name="P5"><text:soft-page-break/></text:p>
        </text:list-item>
        <text:list-item>
          <text:p text:style-name="P5">Le Général :</text:p>
        </text:list-item>
      </text:list>
      <text:p text:style-name="Standard"/>
      <text:p text:style-name="Standard">3) partis neutres :</text:p>
      <text:list xml:id="list2661889102609595144" text:style-name="L4">
        <text:list-item>
          <text:p text:style-name="P7">Marc :</text:p>
        </text:list-item>
        <text:list-item>
          <text:p text:style-name="P6"><text:s/></text:p>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 K</meta:initial-creator>
    <meta:creation-date>2018-03-20T23:53:57.17</meta:creation-date>
    <dc:date>2018-03-23T17:54:04.22</dc:date>
    <dc:creator>do sep</dc:creator>
    <meta:editing-duration>PT1H21M55S</meta:editing-duration>
    <meta:editing-cycles>21</meta:editing-cycles>
    <meta:generator>OpenOffice/4.1.3$Win32 OpenOffice.org_project/413m1$Build-9783</meta:generator>
    <meta:document-statistic meta:table-count="0" meta:image-count="0" meta:object-count="0" meta:page-count="5" meta:paragraph-count="82" meta:word-count="2446" meta:character-count="14349"/>
  </office:meta>
</office:document-meta>
</file>